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oginPageView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0:09:46.470507515</meta:creation-date>
    <dc:date>2018-07-14T10:14:14.587928368</dc:date>
    <meta:editing-duration>PT4M27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